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MathJax_SansSerif" svg:font-family="MathJax_SansSerif" style:font-family-generic="swiss" style:font-pitch="variable"/>
    <style:font-face style:name="MathJax_SansSerif1" svg:font-family="MathJax_SansSerif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3465a4" draw:fill="none" draw:fill-color="#ffffff" draw:auto-grow-height="true" draw:auto-grow-width="false" fo:max-height="0cm" fo:min-height="0.64cm"/>
      <style:paragraph-properties style:writing-mode="lr-tb"/>
    </style:style>
    <style:style style:name="gr2" style:family="graphic" style:parent-style-name="standard">
      <style:graphic-properties draw:stroke="solid" svg:stroke-color="#000000" draw:fill="solid" draw:fill-color="#f71ce0" draw:textarea-vertical-align="middle" draw:auto-grow-height="false" fo:min-height="14.726cm" fo:min-width="14.477cm"/>
    </style:style>
    <style:style style:name="gr3" style:family="graphic" style:parent-style-name="standard">
      <style:graphic-properties draw:stroke="solid" svg:stroke-color="#000000" draw:fill="solid" draw:fill-color="#ffffff" draw:textarea-vertical-align="middle" draw:auto-grow-height="false" fo:min-height="11.528cm" fo:min-width="10.877cm"/>
    </style:style>
    <style:style style:name="gr4" style:family="graphic" style:parent-style-name="standard">
      <style:graphic-properties draw:stroke="solid" svg:stroke-color="#000000" draw:fill="solid" draw:fill-color="#f71ce0" draw:textarea-vertical-align="middle" draw:auto-grow-height="false" fo:min-height="8.751cm" fo:min-width="8.487cm"/>
    </style:style>
    <style:style style:name="gr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cm" fo:min-width="0.89cm"/>
    </style:style>
    <style:style style:name="gr6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35cm" fo:min-width="0.7cm"/>
    </style:style>
    <style:style style:name="gr7" style:family="graphic" style:parent-style-name="objectwithoutfill">
      <style:graphic-properties svg:stroke-color="#000000" draw:fill="solid" draw:textarea-vertical-align="middle"/>
    </style:style>
    <style:style style:name="gr8" style:family="graphic" style:parent-style-name="objectwithoutfill">
      <style:graphic-properties svg:stroke-color="#01cdfe" draw:marker-end="Arrow" draw:marker-end-width="0.3cm" draw:fill="solid" draw:textarea-vertical-align="middle"/>
    </style:style>
    <style:style style:name="gr9" style:family="graphic" style:parent-style-name="objectwithoutfill">
      <style:graphic-properties svg:stroke-color="#fff840" draw:marker-end="Arrow" draw:marker-end-width="0.3cm" draw:fill="solid" draw:textarea-vertical-align="middle"/>
    </style:style>
    <style:style style:name="gr10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11" style:family="graphic" style:parent-style-name="objectwithoutfill">
      <style:graphic-properties svg:stroke-width="0.1cm" svg:stroke-color="#b967ff" draw:marker-start-width="0.35cm" draw:marker-end-width="0.35cm" draw:fill="solid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3" style:family="graphic" style:parent-style-name="standard">
      <style:graphic-properties draw:stroke="none" svg:stroke-color="#3465a4" draw:fill="none" draw:fill-color="#ffffff" draw:auto-grow-height="true" draw:auto-grow-width="false" fo:max-height="0cm" fo:min-height="0.838cm"/>
      <style:paragraph-properties style:writing-mode="lr-tb"/>
    </style:style>
    <style:style style:name="gr14" style:family="graphic" style:parent-style-name="standard">
      <style:graphic-properties draw:stroke="none" svg:stroke-color="#3465a4" draw:fill="none" draw:fill-color="#ffffff" draw:auto-grow-height="true" draw:auto-grow-width="false" fo:max-height="0cm" fo:min-height="0.75cm"/>
      <style:paragraph-properties style:writing-mode="lr-tb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color="#b967ff" style:font-name="MathJax_SansSerif1"/>
    </style:style>
    <style:style style:name="P2" style:family="paragraph">
      <loext:graphic-properties draw:fill="solid" draw:fill-color="#f71ce0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color="#fff840" style:font-name="MathJax_SansSerif1"/>
    </style:style>
    <style:style style:name="P7" style:family="paragraph">
      <loext:graphic-properties draw:fill="none" draw:fill-color="#ffffff"/>
      <style:paragraph-properties style:writing-mode="lr-tb"/>
      <style:text-properties fo:color="#01cdfe" style:font-name="MathJax_SansSerif1"/>
    </style:style>
    <style:style style:name="P8" style:family="paragraph">
      <loext:graphic-properties draw:fill-color="#ffffff"/>
      <style:paragraph-properties style:writing-mode="lr-tb"/>
    </style:style>
    <style:style style:name="T1" style:family="text">
      <style:text-properties fo:color="#b967ff" style:font-name="MathJax_SansSerif1"/>
    </style:style>
    <style:style style:name="T2" style:family="text">
      <style:text-properties fo:color="#fff840" style:font-name="MathJax_SansSerif1"/>
    </style:style>
    <style:style style:name="T3" style:family="text">
      <style:text-properties fo:color="#fff840" style:text-position="sub 58%" style:font-name="MathJax_SansSerif1" fo:font-size="18pt" style:font-size-asian="18pt" style:font-size-complex="18pt"/>
    </style:style>
    <style:style style:name="T4" style:family="text">
      <style:text-properties fo:color="#01cdfe" style:font-name="MathJax_SansSerif1"/>
    </style:style>
    <style:style style:name="T5" style:family="text">
      <style:text-properties fo:color="#01cdfe" style:text-position="sub 58%" style:font-name="MathJax_SansSerif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.2cm" svg:height="0.89cm" svg:x="19.3cm" svg:y="10.8cm">
          <draw:text-box>
            <text:p><text:span text:style-name="T1">A</text:span></text:p>
          </draw:text-box>
        </draw:frame>
        <draw:custom-shape draw:style-name="gr2" draw:text-style-name="P2" draw:layer="layout" svg:width="14.977cm" svg:height="14.976cm" draw:transform="rotate (1.57236712312169) translate (6.376cm 14cm)">
          <text:p/>
          <draw:enhanced-geometry draw:glue-point-type="segments" draw:type="mso-spt100" draw:modifiers="-90 -179.83657193865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3" draw:text-style-name="P3" draw:layer="layout" svg:width="11.377cm" svg:height="11.778cm" draw:transform="rotate (1.56678206951531) translate (8cm 12.153cm)">
          <text:p/>
          <draw:enhanced-geometry draw:mirror-horizontal="false" draw:mirror-vertical="false" draw:glue-point-type="segments" draw:type="mso-spt100" draw:modifiers="-90.4866601988109 -179.43836628366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4" draw:text-style-name="P2" draw:layer="layout" svg:width="8.987cm" svg:height="9.001cm" draw:transform="skewX (0.000349065850398866) rotate (1.57236712312169) translate (9.415cm 11cm)">
          <text:p/>
          <draw:enhanced-geometry draw:glue-point-type="segments" draw:type="mso-spt100" draw:modifiers="-90 -179.37589442845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" draw:text-style-name="P3" draw:layer="layout" svg:width="1.39cm" svg:height="0.2cm" svg:x="8.02cm" svg:y="6.4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3" draw:layer="layout" svg:width="1.2cm" svg:height="0.6cm" draw:transform="rotate (-1.55718275862934) translate (14.39cm 10.991cm)">
          <text:p/>
          <draw:enhanced-geometry svg:viewBox="0 0 21600 21600" draw:type="rectangle" draw:enhanced-path="M 0 0 L 21600 0 21600 21600 0 21600 0 0 Z N"/>
        </draw:custom-shape>
        <draw:line draw:style-name="gr7" draw:text-style-name="P4" draw:layer="layout" svg:x1="8.02cm" svg:y1="6.6cm" svg:x2="8cm" svg:y2="1.8cm">
          <text:p/>
        </draw:line>
        <draw:line draw:style-name="gr7" draw:text-style-name="P4" draw:layer="layout" svg:x1="9.42cm" svg:y1="6.6cm" svg:x2="9.4cm" svg:y2="1.8cm">
          <text:p/>
        </draw:line>
        <draw:line draw:style-name="gr7" draw:text-style-name="P4" draw:layer="layout" svg:x1="13.84cm" svg:y1="11cm" svg:x2="19.22cm" svg:y2="11cm">
          <text:p/>
        </draw:line>
        <draw:line draw:style-name="gr7" draw:text-style-name="P4" draw:layer="layout" svg:x1="13.84cm" svg:y1="12.2cm" svg:x2="19.22cm" svg:y2="12.2cm">
          <text:p/>
        </draw:line>
        <draw:path draw:style-name="gr7" draw:text-style-name="P4" draw:layer="layout" svg:width="4.999cm" svg:height="5.089cm" draw:transform="rotate (-1.5707963267949) translate (13.79cm 6.59999999999999cm)" svg:viewBox="0 0 5000 5090" svg:d="M0 5090c4800 0 5000-5090 5000-5090">
          <text:p/>
        </draw:path>
        <draw:path draw:style-name="gr7" draw:text-style-name="P4" draw:layer="layout" svg:width="4.837cm" svg:height="4.874cm" draw:transform="rotate (-1.52314883821545) translate (13.5695834486762cm 6.367800832354cm)" svg:viewBox="0 0 4838 4875" svg:d="M0 4875c4205 0 4838-4875 4838-4875l-1 10">
          <text:p/>
        </draw:path>
        <draw:path draw:style-name="gr7" draw:text-style-name="P4" draw:layer="layout" svg:width="5.399cm" svg:height="5.089cm" draw:transform="rotate (-1.5707963267949) translate (13.79cm 6.59999999999999cm)" svg:viewBox="0 0 5400 5090" svg:d="M0 5090c5000 0 5400-5090 5400-5090">
          <text:p/>
        </draw:path>
        <draw:line draw:style-name="gr8" draw:text-style-name="P4" draw:layer="layout" svg:x1="13.8cm" svg:y1="11.2cm" svg:x2="14cm" svg:y2="11.2cm">
          <text:p/>
        </draw:line>
        <draw:line draw:style-name="gr9" draw:text-style-name="P4" draw:layer="layout" svg:x1="13.85cm" svg:y1="12cm" svg:x2="14.05cm" svg:y2="12cm">
          <text:p/>
        </draw:line>
        <draw:line draw:style-name="gr10" draw:text-style-name="P4" draw:layer="layout" svg:x1="13.79cm" svg:y1="11.6cm" svg:x2="21.2cm" svg:y2="11.6cm">
          <text:p/>
        </draw:line>
        <draw:line draw:style-name="gr7" draw:text-style-name="P4" draw:layer="layout" svg:x1="8.7cm" svg:y1="6.6cm" svg:x2="8.7cm" svg:y2="1.8cm">
          <text:p/>
        </draw:line>
        <draw:line draw:style-name="gr11" draw:text-style-name="P4" draw:layer="layout" svg:x1="19.32cm" svg:y1="10.9cm" svg:x2="19.32cm" svg:y2="11.4cm">
          <text:p/>
        </draw:line>
        <draw:line draw:style-name="gr8" draw:text-style-name="P4" draw:layer="layout" svg:x1="18.4cm" svg:y1="11.2cm" svg:x2="19.275cm" svg:y2="11.2cm">
          <text:p/>
        </draw:line>
        <draw:line draw:style-name="gr9" draw:text-style-name="P4" draw:layer="layout" svg:x1="18.4cm" svg:y1="12cm" svg:x2="19.275cm" svg:y2="12cm">
          <text:p/>
        </draw:line>
        <draw:frame draw:style-name="gr12" draw:text-style-name="P5" draw:layer="layout" svg:width="1.8cm" svg:height="1.187cm" svg:x="15.6cm" svg:y="8cm">
          <draw:text-box>
            <text:p/>
          </draw:text-box>
        </draw:frame>
        <draw:frame draw:style-name="gr13" draw:text-style-name="P6" draw:layer="layout" svg:width="1.2cm" svg:height="1.088cm" svg:x="12.8cm" svg:y="12.312cm">
          <draw:text-box>
            <text:p><text:span text:style-name="T2">E</text:span><text:span text:style-name="T3">&gt;</text:span></text:p>
          </draw:text-box>
        </draw:frame>
        <draw:frame draw:style-name="gr13" draw:text-style-name="P7" draw:layer="layout" svg:width="1.2cm" svg:height="1.088cm" svg:x="12.8cm" svg:y="9.912cm">
          <draw:text-box>
            <text:p><text:span text:style-name="T4">E</text:span><text:span text:style-name="T5">&lt;</text:span></text:p>
          </draw:text-box>
        </draw:frame>
        <draw:frame draw:style-name="gr14" draw:text-style-name="P1" draw:layer="layout" svg:width="1.2cm" svg:height="1cm" svg:x="19.3cm" svg:y="11.7cm">
          <draw:text-box>
            <text:p><text:span text:style-name="T1">B</text:span></text:p>
          </draw:text-box>
        </draw:frame>
        <draw:line draw:style-name="gr11" draw:text-style-name="P4" draw:layer="layout" svg:x1="19.32cm" svg:y1="11.8cm" svg:x2="19.32cm" svg:y2="12.3cm">
          <text:p/>
        </draw:line>
        <presentation:notes draw:style-name="dp2">
          <draw:page-thumbnail draw:style-name="gr15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MathJax_SansSerif" svg:font-family="MathJax_SansSerif" style:font-family-generic="swiss" style:font-pitch="variable"/>
    <style:font-face style:name="MathJax_SansSerif1" svg:font-family="MathJax_SansSerif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9T13:22:14.477932403</meta:creation-date>
    <meta:editing-duration>PT2H21M39S</meta:editing-duration>
    <meta:editing-cycles>3</meta:editing-cycles>
    <meta:generator>LibreOffice/6.4.7.2$Linux_X86_64 LibreOffice_project/40$Build-2</meta:generator>
    <dc:date>2021-05-25T16:33:21.926849872</dc:date>
    <meta:document-statistic meta:object-count="48"/>
  </office:meta>
</office:document-meta>
</file>